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cos" table:style-name="ta1">
        <table:shapes>
          <draw:frame draw:z-index="0" draw:style-name="gr1" draw:text-style-name="P1" svg:width="6.3035in" svg:height="4.0575in" svg:x="2.1988in" svg:y="0.4602in">
            <draw:object draw:notify-on-update-of-ranges="sincos.B1:sincos.B1 sincos.B2:sincos.B102 sincos.C1:sincos.C1 sincos.C2:sincos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(x)</text:p>
          </table:table-cell>
          <table:table-cell office:value-type="string" calcext:value-type="string">
            <text:p>cos(x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99342" calcext:value-type="float">
            <text:p>0.999342</text:p>
          </table:table-cell>
        </table:table-row>
        <table:table-row table:style-name="ro1">
          <table:table-cell office:value-type="float" office:value="0.062832" calcext:value-type="float">
            <text:p>0.062832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0.99737" calcext:value-type="float">
            <text:p>0.99737</text:p>
          </table:table-cell>
        </table:table-row>
        <table:table-row table:style-name="ro1">
          <table:table-cell office:value-type="float" office:value="0.125664" calcext:value-type="float">
            <text:p>0.125664</text:p>
          </table:table-cell>
          <table:table-cell office:value-type="float" office:value="0.125333" calcext:value-type="float">
            <text:p>0.125333</text:p>
          </table:table-cell>
          <table:table-cell office:value-type="float" office:value="0.991462" calcext:value-type="float">
            <text:p>0.991462</text:p>
          </table:table-cell>
        </table:table-row>
        <table:table-row table:style-name="ro1">
          <table:table-cell office:value-type="float" office:value="0.188496" calcext:value-type="float">
            <text:p>0.188496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981641" calcext:value-type="float">
            <text:p>0.981641</text:p>
          </table:table-cell>
        </table:table-row>
        <table:table-row table:style-name="ro1">
          <table:table-cell office:value-type="float" office:value="0.251327" calcext:value-type="float">
            <text:p>0.251327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0.967946" calcext:value-type="float">
            <text:p>0.967946</text:p>
          </table:table-cell>
        </table:table-row>
        <table:table-row table:style-name="ro1">
          <table:table-cell office:value-type="float" office:value="0.314159" calcext:value-type="float">
            <text:p>0.314159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0.950431" calcext:value-type="float">
            <text:p>0.950431</text:p>
          </table:table-cell>
        </table:table-row>
        <table:table-row table:style-name="ro1">
          <table:table-cell office:value-type="float" office:value="0.376991" calcext:value-type="float">
            <text:p>0.376991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0.929165" calcext:value-type="float">
            <text:p>0.929165</text:p>
          </table:table-cell>
        </table:table-row>
        <table:table-row table:style-name="ro1">
          <table:table-cell office:value-type="float" office:value="0.439823" calcext:value-type="float">
            <text:p>0.439823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0.904232" calcext:value-type="float">
            <text:p>0.904232</text:p>
          </table:table-cell>
        </table:table-row>
        <table:table-row table:style-name="ro1">
          <table:table-cell office:value-type="float" office:value="0.502655" calcext:value-type="float">
            <text:p>0.502655</text:p>
          </table:table-cell>
          <table:table-cell office:value-type="float" office:value="0.481754" calcext:value-type="float">
            <text:p>0.481754</text:p>
          </table:table-cell>
          <table:table-cell office:value-type="float" office:value="0.87573" calcext:value-type="float">
            <text:p>0.87573</text:p>
          </table:table-cell>
        </table:table-row>
        <table:table-row table:style-name="ro1">
          <table:table-cell office:value-type="float" office:value="0.565487" calcext:value-type="float">
            <text:p>0.565487</text:p>
          </table:table-cell>
          <table:table-cell office:value-type="float" office:value="0.535827" calcext:value-type="float">
            <text:p>0.535827</text:p>
          </table:table-cell>
          <table:table-cell office:value-type="float" office:value="0.843772" calcext:value-type="float">
            <text:p>0.843772</text:p>
          </table:table-cell>
        </table:table-row>
        <table:table-row table:style-name="ro1">
          <table:table-cell office:value-type="float" office:value="0.628319" calcext:value-type="float">
            <text:p>0.628319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0.808485" calcext:value-type="float">
            <text:p>0.808485</text:p>
          </table:table-cell>
        </table:table-row>
        <table:table-row table:style-name="ro1">
          <table:table-cell office:value-type="float" office:value="0.69115" calcext:value-type="float">
            <text:p>0.69115</text:p>
          </table:table-cell>
          <table:table-cell office:value-type="float" office:value="0.637424" calcext:value-type="float">
            <text:p>0.637424</text:p>
          </table:table-cell>
          <table:table-cell office:value-type="float" office:value="0.770006" calcext:value-type="float">
            <text:p>0.770006</text:p>
          </table:table-cell>
        </table:table-row>
        <table:table-row table:style-name="ro1">
          <table:table-cell office:value-type="float" office:value="0.753982" calcext:value-type="float">
            <text:p>0.753982</text:p>
          </table:table-cell>
          <table:table-cell office:value-type="float" office:value="0.684547" calcext:value-type="float">
            <text:p>0.684547</text:p>
          </table:table-cell>
          <table:table-cell office:value-type="float" office:value="0.728489" calcext:value-type="float">
            <text:p>0.728489</text:p>
          </table:table-cell>
        </table:table-row>
        <table:table-row table:style-name="ro1">
          <table:table-cell office:value-type="float" office:value="0.816814" calcext:value-type="float">
            <text:p>0.816814</text:p>
          </table:table-cell>
          <table:table-cell office:value-type="float" office:value="0.728969" calcext:value-type="float">
            <text:p>0.728969</text:p>
          </table:table-cell>
          <table:table-cell office:value-type="float" office:value="0.684097" calcext:value-type="float">
            <text:p>0.684097</text:p>
          </table:table-cell>
        </table:table-row>
        <table:table-row table:style-name="ro1">
          <table:table-cell office:value-type="float" office:value="0.879646" calcext:value-type="float">
            <text:p>0.879646</text:p>
          </table:table-cell>
          <table:table-cell office:value-type="float" office:value="0.770513" calcext:value-type="float">
            <text:p>0.770513</text:p>
          </table:table-cell>
          <table:table-cell office:value-type="float" office:value="0.637005" calcext:value-type="float">
            <text:p>0.637005</text:p>
          </table:table-cell>
        </table:table-row>
        <table:table-row table:style-name="ro1">
          <table:table-cell office:value-type="float" office:value="0.942478" calcext:value-type="float">
            <text:p>0.942478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0.587399" calcext:value-type="float">
            <text:p>0.587399</text:p>
          </table:table-cell>
        </table:table-row>
        <table:table-row table:style-name="ro1">
          <table:table-cell office:value-type="float" office:value="1.00531" calcext:value-type="float">
            <text:p>1.00531</text:p>
          </table:table-cell>
          <table:table-cell office:value-type="float" office:value="0.844328" calcext:value-type="float">
            <text:p>0.844328</text:p>
          </table:table-cell>
          <table:table-cell office:value-type="float" office:value="0.535474" calcext:value-type="float">
            <text:p>0.535474</text:p>
          </table:table-cell>
        </table:table-row>
        <table:table-row table:style-name="ro1">
          <table:table-cell office:value-type="float" office:value="1.068141" calcext:value-type="float">
            <text:p>1.068141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0.481437" calcext:value-type="float">
            <text:p>0.481437</text:p>
          </table:table-cell>
        </table:table-row>
        <table:table-row table:style-name="ro1">
          <table:table-cell office:value-type="float" office:value="1.130973" calcext:value-type="float">
            <text:p>1.130973</text:p>
          </table:table-cell>
          <table:table-cell office:value-type="float" office:value="0.904827" calcext:value-type="float">
            <text:p>0.904827</text:p>
          </table:table-cell>
          <table:table-cell office:value-type="float" office:value="0.425499" calcext:value-type="float">
            <text:p>0.425499</text:p>
          </table:table-cell>
        </table:table-row>
        <table:table-row table:style-name="ro1">
          <table:table-cell office:value-type="float" office:value="1.193805" calcext:value-type="float">
            <text:p>1.193805</text:p>
          </table:table-cell>
          <table:table-cell office:value-type="float" office:value="0.929776" calcext:value-type="float">
            <text:p>0.929776</text:p>
          </table:table-cell>
          <table:table-cell office:value-type="float" office:value="0.367882" calcext:value-type="float">
            <text:p>0.367882</text:p>
          </table:table-cell>
        </table:table-row>
        <table:table-row table:style-name="ro1">
          <table:table-cell office:value-type="float" office:value="1.256637" calcext:value-type="float">
            <text:p>1.256637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0.308814" calcext:value-type="float">
            <text:p>0.308814</text:p>
          </table:table-cell>
        </table:table-row>
        <table:table-row table:style-name="ro1">
          <table:table-cell office:value-type="float" office:value="1.319469" calcext:value-type="float">
            <text:p>1.319469</text:p>
          </table:table-cell>
          <table:table-cell office:value-type="float" office:value="0.968583" calcext:value-type="float">
            <text:p>0.968583</text:p>
          </table:table-cell>
          <table:table-cell office:value-type="float" office:value="0.248526" calcext:value-type="float">
            <text:p>0.248526</text:p>
          </table:table-cell>
        </table:table-row>
        <table:table-row table:style-name="ro1">
          <table:table-cell office:value-type="float" office:value="1.382301" calcext:value-type="float">
            <text:p>1.382301</text:p>
          </table:table-cell>
          <table:table-cell office:value-type="float" office:value="0.982287" calcext:value-type="float">
            <text:p>0.982287</text:p>
          </table:table-cell>
          <table:table-cell office:value-type="float" office:value="0.187258" calcext:value-type="float">
            <text:p>0.187258</text:p>
          </table:table-cell>
        </table:table-row>
        <table:table-row table:style-name="ro1">
          <table:table-cell office:value-type="float" office:value="1.445133" calcext:value-type="float">
            <text:p>1.445133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0.125251" calcext:value-type="float">
            <text:p>0.125251</text:p>
          </table:table-cell>
        </table:table-row>
        <table:table-row table:style-name="ro1">
          <table:table-cell office:value-type="float" office:value="1.507964" calcext:value-type="float">
            <text:p>1.507964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0.062749" calcext:value-type="float">
            <text:p>0.062749</text:p>
          </table:table-cell>
        </table:table-row>
        <table:table-row table:style-name="ro1">
          <table:table-cell office:value-type="float" office:value="1.570796" calcext:value-type="float">
            <text:p>1.570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3628" calcext:value-type="float">
            <text:p>1.633628</text:p>
          </table:table-cell>
          <table:table-cell office:value-type="float" office:value="0.998027" calcext:value-type="float">
            <text:p>0.998027</text:p>
          </table:table-cell>
          <table:table-cell office:value-type="float" office:value="-0.062749" calcext:value-type="float">
            <text:p>-0.062749</text:p>
          </table:table-cell>
        </table:table-row>
        <table:table-row table:style-name="ro1">
          <table:table-cell office:value-type="float" office:value="1.69646" calcext:value-type="float">
            <text:p>1.69646</text:p>
          </table:table-cell>
          <table:table-cell office:value-type="float" office:value="0.992115" calcext:value-type="float">
            <text:p>0.992115</text:p>
          </table:table-cell>
          <table:table-cell office:value-type="float" office:value="-0.125251" calcext:value-type="float">
            <text:p>-0.125251</text:p>
          </table:table-cell>
        </table:table-row>
        <table:table-row table:style-name="ro1">
          <table:table-cell office:value-type="float" office:value="1.759292" calcext:value-type="float">
            <text:p>1.759292</text:p>
          </table:table-cell>
          <table:table-cell office:value-type="float" office:value="0.982287" calcext:value-type="float">
            <text:p>0.982287</text:p>
          </table:table-cell>
          <table:table-cell office:value-type="float" office:value="-0.187258" calcext:value-type="float">
            <text:p>-0.187258</text:p>
          </table:table-cell>
        </table:table-row>
        <table:table-row table:style-name="ro1">
          <table:table-cell office:value-type="float" office:value="1.822124" calcext:value-type="float">
            <text:p>1.822124</text:p>
          </table:table-cell>
          <table:table-cell office:value-type="float" office:value="0.968583" calcext:value-type="float">
            <text:p>0.968583</text:p>
          </table:table-cell>
          <table:table-cell office:value-type="float" office:value="-0.248526" calcext:value-type="float">
            <text:p>-0.248526</text:p>
          </table:table-cell>
        </table:table-row>
        <table:table-row table:style-name="ro1">
          <table:table-cell office:value-type="float" office:value="1.884956" calcext:value-type="float">
            <text:p>1.884956</text:p>
          </table:table-cell>
          <table:table-cell office:value-type="float" office:value="0.951057" calcext:value-type="float">
            <text:p>0.951057</text:p>
          </table:table-cell>
          <table:table-cell office:value-type="float" office:value="-0.308814" calcext:value-type="float">
            <text:p>-0.308814</text:p>
          </table:table-cell>
        </table:table-row>
        <table:table-row table:style-name="ro1">
          <table:table-cell office:value-type="float" office:value="1.947787" calcext:value-type="float">
            <text:p>1.947787</text:p>
          </table:table-cell>
          <table:table-cell office:value-type="float" office:value="0.929776" calcext:value-type="float">
            <text:p>0.929776</text:p>
          </table:table-cell>
          <table:table-cell office:value-type="float" office:value="-0.367882" calcext:value-type="float">
            <text:p>-0.367882</text:p>
          </table:table-cell>
        </table:table-row>
        <table:table-row table:style-name="ro1">
          <table:table-cell office:value-type="float" office:value="2.010619" calcext:value-type="float">
            <text:p>2.010619</text:p>
          </table:table-cell>
          <table:table-cell office:value-type="float" office:value="0.904827" calcext:value-type="float">
            <text:p>0.904827</text:p>
          </table:table-cell>
          <table:table-cell office:value-type="float" office:value="-0.425499" calcext:value-type="float">
            <text:p>-0.425499</text:p>
          </table:table-cell>
        </table:table-row>
        <table:table-row table:style-name="ro1">
          <table:table-cell office:value-type="float" office:value="2.073451" calcext:value-type="float">
            <text:p>2.073451</text:p>
          </table:table-cell>
          <table:table-cell office:value-type="float" office:value="0.876307" calcext:value-type="float">
            <text:p>0.876307</text:p>
          </table:table-cell>
          <table:table-cell office:value-type="float" office:value="-0.481437" calcext:value-type="float">
            <text:p>-0.481437</text:p>
          </table:table-cell>
        </table:table-row>
        <table:table-row table:style-name="ro1">
          <table:table-cell office:value-type="float" office:value="2.136283" calcext:value-type="float">
            <text:p>2.136283</text:p>
          </table:table-cell>
          <table:table-cell office:value-type="float" office:value="0.844328" calcext:value-type="float">
            <text:p>0.844328</text:p>
          </table:table-cell>
          <table:table-cell office:value-type="float" office:value="-0.535474" calcext:value-type="float">
            <text:p>-0.535474</text:p>
          </table:table-cell>
        </table:table-row>
        <table:table-row table:style-name="ro1">
          <table:table-cell office:value-type="float" office:value="2.199115" calcext:value-type="float">
            <text:p>2.199115</text:p>
          </table:table-cell>
          <table:table-cell office:value-type="float" office:value="0.809017" calcext:value-type="float">
            <text:p>0.809017</text:p>
          </table:table-cell>
          <table:table-cell office:value-type="float" office:value="-0.587399" calcext:value-type="float">
            <text:p>-0.587399</text:p>
          </table:table-cell>
        </table:table-row>
        <table:table-row table:style-name="ro1">
          <table:table-cell office:value-type="float" office:value="2.261947" calcext:value-type="float">
            <text:p>2.261947</text:p>
          </table:table-cell>
          <table:table-cell office:value-type="float" office:value="0.770513" calcext:value-type="float">
            <text:p>0.770513</text:p>
          </table:table-cell>
          <table:table-cell office:value-type="float" office:value="-0.637005" calcext:value-type="float">
            <text:p>-0.637005</text:p>
          </table:table-cell>
        </table:table-row>
        <table:table-row table:style-name="ro1">
          <table:table-cell office:value-type="float" office:value="2.324779" calcext:value-type="float">
            <text:p>2.324779</text:p>
          </table:table-cell>
          <table:table-cell office:value-type="float" office:value="0.728969" calcext:value-type="float">
            <text:p>0.728969</text:p>
          </table:table-cell>
          <table:table-cell office:value-type="float" office:value="-0.684097" calcext:value-type="float">
            <text:p>-0.684097</text:p>
          </table:table-cell>
        </table:table-row>
        <table:table-row table:style-name="ro1">
          <table:table-cell office:value-type="float" office:value="2.38761" calcext:value-type="float">
            <text:p>2.38761</text:p>
          </table:table-cell>
          <table:table-cell office:value-type="float" office:value="0.684547" calcext:value-type="float">
            <text:p>0.684547</text:p>
          </table:table-cell>
          <table:table-cell office:value-type="float" office:value="-0.728489" calcext:value-type="float">
            <text:p>-0.728489</text:p>
          </table:table-cell>
        </table:table-row>
        <table:table-row table:style-name="ro1">
          <table:table-cell office:value-type="float" office:value="2.450442" calcext:value-type="float">
            <text:p>2.450442</text:p>
          </table:table-cell>
          <table:table-cell office:value-type="float" office:value="0.637424" calcext:value-type="float">
            <text:p>0.637424</text:p>
          </table:table-cell>
          <table:table-cell office:value-type="float" office:value="-0.770006" calcext:value-type="float">
            <text:p>-0.770006</text:p>
          </table:table-cell>
        </table:table-row>
        <table:table-row table:style-name="ro1">
          <table:table-cell office:value-type="float" office:value="2.513274" calcext:value-type="float">
            <text:p>2.513274</text:p>
          </table:table-cell>
          <table:table-cell office:value-type="float" office:value="0.587785" calcext:value-type="float">
            <text:p>0.587785</text:p>
          </table:table-cell>
          <table:table-cell office:value-type="float" office:value="-0.808485" calcext:value-type="float">
            <text:p>-0.808485</text:p>
          </table:table-cell>
        </table:table-row>
        <table:table-row table:style-name="ro1">
          <table:table-cell office:value-type="float" office:value="2.576106" calcext:value-type="float">
            <text:p>2.576106</text:p>
          </table:table-cell>
          <table:table-cell office:value-type="float" office:value="0.535827" calcext:value-type="float">
            <text:p>0.535827</text:p>
          </table:table-cell>
          <table:table-cell office:value-type="float" office:value="-0.843772" calcext:value-type="float">
            <text:p>-0.843772</text:p>
          </table:table-cell>
        </table:table-row>
        <table:table-row table:style-name="ro1">
          <table:table-cell office:value-type="float" office:value="2.638938" calcext:value-type="float">
            <text:p>2.638938</text:p>
          </table:table-cell>
          <table:table-cell office:value-type="float" office:value="0.481754" calcext:value-type="float">
            <text:p>0.481754</text:p>
          </table:table-cell>
          <table:table-cell office:value-type="float" office:value="-0.87573" calcext:value-type="float">
            <text:p>-0.87573</text:p>
          </table:table-cell>
        </table:table-row>
        <table:table-row table:style-name="ro1">
          <table:table-cell office:value-type="float" office:value="2.70177" calcext:value-type="float">
            <text:p>2.70177</text:p>
          </table:table-cell>
          <table:table-cell office:value-type="float" office:value="0.425779" calcext:value-type="float">
            <text:p>0.425779</text:p>
          </table:table-cell>
          <table:table-cell office:value-type="float" office:value="-0.904232" calcext:value-type="float">
            <text:p>-0.904232</text:p>
          </table:table-cell>
        </table:table-row>
        <table:table-row table:style-name="ro1">
          <table:table-cell office:value-type="float" office:value="2.764601" calcext:value-type="float">
            <text:p>2.764601</text:p>
          </table:table-cell>
          <table:table-cell office:value-type="float" office:value="0.368125" calcext:value-type="float">
            <text:p>0.368125</text:p>
          </table:table-cell>
          <table:table-cell office:value-type="float" office:value="-0.929165" calcext:value-type="float">
            <text:p>-0.929165</text:p>
          </table:table-cell>
        </table:table-row>
        <table:table-row table:style-name="ro1">
          <table:table-cell office:value-type="float" office:value="2.827433" calcext:value-type="float">
            <text:p>2.827433</text:p>
          </table:table-cell>
          <table:table-cell office:value-type="float" office:value="0.309017" calcext:value-type="float">
            <text:p>0.309017</text:p>
          </table:table-cell>
          <table:table-cell office:value-type="float" office:value="-0.950431" calcext:value-type="float">
            <text:p>-0.950431</text:p>
          </table:table-cell>
        </table:table-row>
        <table:table-row table:style-name="ro1">
          <table:table-cell office:value-type="float" office:value="2.890265" calcext:value-type="float">
            <text:p>2.890265</text:p>
          </table:table-cell>
          <table:table-cell office:value-type="float" office:value="0.24869" calcext:value-type="float">
            <text:p>0.24869</text:p>
          </table:table-cell>
          <table:table-cell office:value-type="float" office:value="-0.967946" calcext:value-type="float">
            <text:p>-0.967946</text:p>
          </table:table-cell>
        </table:table-row>
        <table:table-row table:style-name="ro1">
          <table:table-cell office:value-type="float" office:value="2.953097" calcext:value-type="float">
            <text:p>2.953097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-0.981641" calcext:value-type="float">
            <text:p>-0.981641</text:p>
          </table:table-cell>
        </table:table-row>
        <table:table-row table:style-name="ro1">
          <table:table-cell office:value-type="float" office:value="3.015929" calcext:value-type="float">
            <text:p>3.015929</text:p>
          </table:table-cell>
          <table:table-cell office:value-type="float" office:value="0.125333" calcext:value-type="float">
            <text:p>0.125333</text:p>
          </table:table-cell>
          <table:table-cell office:value-type="float" office:value="-0.991462" calcext:value-type="float">
            <text:p>-0.991462</text:p>
          </table:table-cell>
        </table:table-row>
        <table:table-row table:style-name="ro1">
          <table:table-cell office:value-type="float" office:value="3.078761" calcext:value-type="float">
            <text:p>3.078761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-0.99737" calcext:value-type="float">
            <text:p>-0.99737</text:p>
          </table:table-cell>
        </table:table-row>
        <table:table-row table:style-name="ro1">
          <table:table-cell office:value-type="float" office:value="3.141593" calcext:value-type="float">
            <text:p>3.141593</text:p>
          </table:table-cell>
          <table:table-cell office:value-type="float" office:value="0" calcext:value-type="float">
            <text:p>0</text:p>
          </table:table-cell>
          <table:table-cell office:value-type="float" office:value="-0.999342" calcext:value-type="float">
            <text:p>-0.999342</text:p>
          </table:table-cell>
        </table:table-row>
        <table:table-row table:style-name="ro1">
          <table:table-cell office:value-type="float" office:value="3.204424" calcext:value-type="float">
            <text:p>3.204424</text:p>
          </table:table-cell>
          <table:table-cell office:value-type="float" office:value="-0.06279" calcext:value-type="float">
            <text:p>-0.06279</text:p>
          </table:table-cell>
          <table:table-cell office:value-type="float" office:value="-0.99737" calcext:value-type="float">
            <text:p>-0.99737</text:p>
          </table:table-cell>
        </table:table-row>
        <table:table-row table:style-name="ro1">
          <table:table-cell office:value-type="float" office:value="3.267256" calcext:value-type="float">
            <text:p>3.267256</text:p>
          </table:table-cell>
          <table:table-cell office:value-type="float" office:value="-0.125333" calcext:value-type="float">
            <text:p>-0.125333</text:p>
          </table:table-cell>
          <table:table-cell office:value-type="float" office:value="-0.991462" calcext:value-type="float">
            <text:p>-0.991462</text:p>
          </table:table-cell>
        </table:table-row>
        <table:table-row table:style-name="ro1">
          <table:table-cell office:value-type="float" office:value="3.330088" calcext:value-type="float">
            <text:p>3.330088</text:p>
          </table:table-cell>
          <table:table-cell office:value-type="float" office:value="-0.187381" calcext:value-type="float">
            <text:p>-0.187381</text:p>
          </table:table-cell>
          <table:table-cell office:value-type="float" office:value="-0.981641" calcext:value-type="float">
            <text:p>-0.981641</text:p>
          </table:table-cell>
        </table:table-row>
        <table:table-row table:style-name="ro1">
          <table:table-cell office:value-type="float" office:value="3.39292" calcext:value-type="float">
            <text:p>3.39292</text:p>
          </table:table-cell>
          <table:table-cell office:value-type="float" office:value="-0.24869" calcext:value-type="float">
            <text:p>-0.24869</text:p>
          </table:table-cell>
          <table:table-cell office:value-type="float" office:value="-0.967946" calcext:value-type="float">
            <text:p>-0.967946</text:p>
          </table:table-cell>
        </table:table-row>
        <table:table-row table:style-name="ro1">
          <table:table-cell office:value-type="float" office:value="3.455752" calcext:value-type="float">
            <text:p>3.455752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-0.950431" calcext:value-type="float">
            <text:p>-0.950431</text:p>
          </table:table-cell>
        </table:table-row>
        <table:table-row table:style-name="ro1">
          <table:table-cell office:value-type="float" office:value="3.518584" calcext:value-type="float">
            <text:p>3.518584</text:p>
          </table:table-cell>
          <table:table-cell office:value-type="float" office:value="-0.368124" calcext:value-type="float">
            <text:p>-0.368124</text:p>
          </table:table-cell>
          <table:table-cell office:value-type="float" office:value="-0.929165" calcext:value-type="float">
            <text:p>-0.929165</text:p>
          </table:table-cell>
        </table:table-row>
        <table:table-row table:style-name="ro1">
          <table:table-cell office:value-type="float" office:value="3.581416" calcext:value-type="float">
            <text:p>3.581416</text:p>
          </table:table-cell>
          <table:table-cell office:value-type="float" office:value="-0.425779" calcext:value-type="float">
            <text:p>-0.425779</text:p>
          </table:table-cell>
          <table:table-cell office:value-type="float" office:value="-0.904232" calcext:value-type="float">
            <text:p>-0.904232</text:p>
          </table:table-cell>
        </table:table-row>
        <table:table-row table:style-name="ro1">
          <table:table-cell office:value-type="float" office:value="3.644247" calcext:value-type="float">
            <text:p>3.644247</text:p>
          </table:table-cell>
          <table:table-cell office:value-type="float" office:value="-0.481754" calcext:value-type="float">
            <text:p>-0.481754</text:p>
          </table:table-cell>
          <table:table-cell office:value-type="float" office:value="-0.87573" calcext:value-type="float">
            <text:p>-0.87573</text:p>
          </table:table-cell>
        </table:table-row>
        <table:table-row table:style-name="ro1">
          <table:table-cell office:value-type="float" office:value="3.707079" calcext:value-type="float">
            <text:p>3.707079</text:p>
          </table:table-cell>
          <table:table-cell office:value-type="float" office:value="-0.535827" calcext:value-type="float">
            <text:p>-0.535827</text:p>
          </table:table-cell>
          <table:table-cell office:value-type="float" office:value="-0.843773" calcext:value-type="float">
            <text:p>-0.843773</text:p>
          </table:table-cell>
        </table:table-row>
        <table:table-row table:style-name="ro1">
          <table:table-cell office:value-type="float" office:value="3.769911" calcext:value-type="float">
            <text:p>3.769911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-0.808485" calcext:value-type="float">
            <text:p>-0.808485</text:p>
          </table:table-cell>
        </table:table-row>
        <table:table-row table:style-name="ro1">
          <table:table-cell office:value-type="float" office:value="3.832743" calcext:value-type="float">
            <text:p>3.832743</text:p>
          </table:table-cell>
          <table:table-cell office:value-type="float" office:value="-0.637424" calcext:value-type="float">
            <text:p>-0.637424</text:p>
          </table:table-cell>
          <table:table-cell office:value-type="float" office:value="-0.770006" calcext:value-type="float">
            <text:p>-0.770006</text:p>
          </table:table-cell>
        </table:table-row>
        <table:table-row table:style-name="ro1">
          <table:table-cell office:value-type="float" office:value="3.895575" calcext:value-type="float">
            <text:p>3.895575</text:p>
          </table:table-cell>
          <table:table-cell office:value-type="float" office:value="-0.684547" calcext:value-type="float">
            <text:p>-0.684547</text:p>
          </table:table-cell>
          <table:table-cell office:value-type="float" office:value="-0.728489" calcext:value-type="float">
            <text:p>-0.728489</text:p>
          </table:table-cell>
        </table:table-row>
        <table:table-row table:style-name="ro1">
          <table:table-cell office:value-type="float" office:value="3.958407" calcext:value-type="float">
            <text:p>3.958407</text:p>
          </table:table-cell>
          <table:table-cell office:value-type="float" office:value="-0.728969" calcext:value-type="float">
            <text:p>-0.728969</text:p>
          </table:table-cell>
          <table:table-cell office:value-type="float" office:value="-0.684097" calcext:value-type="float">
            <text:p>-0.684097</text:p>
          </table:table-cell>
        </table:table-row>
        <table:table-row table:style-name="ro1">
          <table:table-cell office:value-type="float" office:value="4.021239" calcext:value-type="float">
            <text:p>4.021239</text:p>
          </table:table-cell>
          <table:table-cell office:value-type="float" office:value="-0.770513" calcext:value-type="float">
            <text:p>-0.770513</text:p>
          </table:table-cell>
          <table:table-cell office:value-type="float" office:value="-0.637005" calcext:value-type="float">
            <text:p>-0.637005</text:p>
          </table:table-cell>
        </table:table-row>
        <table:table-row table:style-name="ro1">
          <table:table-cell office:value-type="float" office:value="4.08407" calcext:value-type="float">
            <text:p>4.08407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-0.587399" calcext:value-type="float">
            <text:p>-0.587399</text:p>
          </table:table-cell>
        </table:table-row>
        <table:table-row table:style-name="ro1">
          <table:table-cell office:value-type="float" office:value="4.146902" calcext:value-type="float">
            <text:p>4.146902</text:p>
          </table:table-cell>
          <table:table-cell office:value-type="float" office:value="-0.844328" calcext:value-type="float">
            <text:p>-0.844328</text:p>
          </table:table-cell>
          <table:table-cell office:value-type="float" office:value="-0.535474" calcext:value-type="float">
            <text:p>-0.535474</text:p>
          </table:table-cell>
        </table:table-row>
        <table:table-row table:style-name="ro1">
          <table:table-cell office:value-type="float" office:value="4.209734" calcext:value-type="float">
            <text:p>4.209734</text:p>
          </table:table-cell>
          <table:table-cell office:value-type="float" office:value="-0.876307" calcext:value-type="float">
            <text:p>-0.876307</text:p>
          </table:table-cell>
          <table:table-cell office:value-type="float" office:value="-0.481437" calcext:value-type="float">
            <text:p>-0.481437</text:p>
          </table:table-cell>
        </table:table-row>
        <table:table-row table:style-name="ro1">
          <table:table-cell office:value-type="float" office:value="4.272566" calcext:value-type="float">
            <text:p>4.272566</text:p>
          </table:table-cell>
          <table:table-cell office:value-type="float" office:value="-0.904827" calcext:value-type="float">
            <text:p>-0.904827</text:p>
          </table:table-cell>
          <table:table-cell office:value-type="float" office:value="-0.425499" calcext:value-type="float">
            <text:p>-0.425499</text:p>
          </table:table-cell>
        </table:table-row>
        <table:table-row table:style-name="ro1">
          <table:table-cell office:value-type="float" office:value="4.335398" calcext:value-type="float">
            <text:p>4.335398</text:p>
          </table:table-cell>
          <table:table-cell office:value-type="float" office:value="-0.929776" calcext:value-type="float">
            <text:p>-0.929776</text:p>
          </table:table-cell>
          <table:table-cell office:value-type="float" office:value="-0.367882" calcext:value-type="float">
            <text:p>-0.367882</text:p>
          </table:table-cell>
        </table:table-row>
        <table:table-row table:style-name="ro1">
          <table:table-cell office:value-type="float" office:value="4.39823" calcext:value-type="float">
            <text:p>4.39823</text:p>
          </table:table-cell>
          <table:table-cell office:value-type="float" office:value="-0.951056" calcext:value-type="float">
            <text:p>-0.951056</text:p>
          </table:table-cell>
          <table:table-cell office:value-type="float" office:value="-0.308814" calcext:value-type="float">
            <text:p>-0.308814</text:p>
          </table:table-cell>
        </table:table-row>
        <table:table-row table:style-name="ro1">
          <table:table-cell office:value-type="float" office:value="4.461061" calcext:value-type="float">
            <text:p>4.461061</text:p>
          </table:table-cell>
          <table:table-cell office:value-type="float" office:value="-0.968583" calcext:value-type="float">
            <text:p>-0.968583</text:p>
          </table:table-cell>
          <table:table-cell office:value-type="float" office:value="-0.248526" calcext:value-type="float">
            <text:p>-0.248526</text:p>
          </table:table-cell>
        </table:table-row>
        <table:table-row table:style-name="ro1">
          <table:table-cell office:value-type="float" office:value="4.523893" calcext:value-type="float">
            <text:p>4.523893</text:p>
          </table:table-cell>
          <table:table-cell office:value-type="float" office:value="-0.982287" calcext:value-type="float">
            <text:p>-0.982287</text:p>
          </table:table-cell>
          <table:table-cell office:value-type="float" office:value="-0.187258" calcext:value-type="float">
            <text:p>-0.187258</text:p>
          </table:table-cell>
        </table:table-row>
        <table:table-row table:style-name="ro1">
          <table:table-cell office:value-type="float" office:value="4.586725" calcext:value-type="float">
            <text:p>4.586725</text:p>
          </table:table-cell>
          <table:table-cell office:value-type="float" office:value="-0.992115" calcext:value-type="float">
            <text:p>-0.992115</text:p>
          </table:table-cell>
          <table:table-cell office:value-type="float" office:value="-0.125251" calcext:value-type="float">
            <text:p>-0.125251</text:p>
          </table:table-cell>
        </table:table-row>
        <table:table-row table:style-name="ro1">
          <table:table-cell office:value-type="float" office:value="4.649557" calcext:value-type="float">
            <text:p>4.649557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-0.062749" calcext:value-type="float">
            <text:p>-0.062749</text:p>
          </table:table-cell>
        </table:table-row>
        <table:table-row table:style-name="ro1">
          <table:table-cell office:value-type="float" office:value="4.712389" calcext:value-type="float">
            <text:p>4.712389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4.775221" calcext:value-type="float">
            <text:p>4.775221</text:p>
          </table:table-cell>
          <table:table-cell office:value-type="float" office:value="-0.998027" calcext:value-type="float">
            <text:p>-0.998027</text:p>
          </table:table-cell>
          <table:table-cell office:value-type="float" office:value="0.062749" calcext:value-type="float">
            <text:p>0.062749</text:p>
          </table:table-cell>
        </table:table-row>
        <table:table-row table:style-name="ro1">
          <table:table-cell office:value-type="float" office:value="4.838053" calcext:value-type="float">
            <text:p>4.838053</text:p>
          </table:table-cell>
          <table:table-cell office:value-type="float" office:value="-0.992115" calcext:value-type="float">
            <text:p>-0.992115</text:p>
          </table:table-cell>
          <table:table-cell office:value-type="float" office:value="0.125251" calcext:value-type="float">
            <text:p>0.125251</text:p>
          </table:table-cell>
        </table:table-row>
        <table:table-row table:style-name="ro1">
          <table:table-cell office:value-type="float" office:value="4.900884" calcext:value-type="float">
            <text:p>4.900884</text:p>
          </table:table-cell>
          <table:table-cell office:value-type="float" office:value="-0.982287" calcext:value-type="float">
            <text:p>-0.982287</text:p>
          </table:table-cell>
          <table:table-cell office:value-type="float" office:value="0.187258" calcext:value-type="float">
            <text:p>0.187258</text:p>
          </table:table-cell>
        </table:table-row>
        <table:table-row table:style-name="ro1">
          <table:table-cell office:value-type="float" office:value="4.963716" calcext:value-type="float">
            <text:p>4.963716</text:p>
          </table:table-cell>
          <table:table-cell office:value-type="float" office:value="-0.968583" calcext:value-type="float">
            <text:p>-0.968583</text:p>
          </table:table-cell>
          <table:table-cell office:value-type="float" office:value="0.248526" calcext:value-type="float">
            <text:p>0.248526</text:p>
          </table:table-cell>
        </table:table-row>
        <table:table-row table:style-name="ro1">
          <table:table-cell office:value-type="float" office:value="5.026548" calcext:value-type="float">
            <text:p>5.026548</text:p>
          </table:table-cell>
          <table:table-cell office:value-type="float" office:value="-0.951057" calcext:value-type="float">
            <text:p>-0.951057</text:p>
          </table:table-cell>
          <table:table-cell office:value-type="float" office:value="0.308814" calcext:value-type="float">
            <text:p>0.308814</text:p>
          </table:table-cell>
        </table:table-row>
        <table:table-row table:style-name="ro1">
          <table:table-cell office:value-type="float" office:value="5.08938" calcext:value-type="float">
            <text:p>5.08938</text:p>
          </table:table-cell>
          <table:table-cell office:value-type="float" office:value="-0.929777" calcext:value-type="float">
            <text:p>-0.929777</text:p>
          </table:table-cell>
          <table:table-cell office:value-type="float" office:value="0.367882" calcext:value-type="float">
            <text:p>0.367882</text:p>
          </table:table-cell>
        </table:table-row>
        <table:table-row table:style-name="ro1">
          <table:table-cell office:value-type="float" office:value="5.152212" calcext:value-type="float">
            <text:p>5.152212</text:p>
          </table:table-cell>
          <table:table-cell office:value-type="float" office:value="-0.904827" calcext:value-type="float">
            <text:p>-0.904827</text:p>
          </table:table-cell>
          <table:table-cell office:value-type="float" office:value="0.425499" calcext:value-type="float">
            <text:p>0.425499</text:p>
          </table:table-cell>
        </table:table-row>
        <table:table-row table:style-name="ro1">
          <table:table-cell office:value-type="float" office:value="5.215044" calcext:value-type="float">
            <text:p>5.215044</text:p>
          </table:table-cell>
          <table:table-cell office:value-type="float" office:value="-0.876307" calcext:value-type="float">
            <text:p>-0.876307</text:p>
          </table:table-cell>
          <table:table-cell office:value-type="float" office:value="0.481437" calcext:value-type="float">
            <text:p>0.481437</text:p>
          </table:table-cell>
        </table:table-row>
        <table:table-row table:style-name="ro1">
          <table:table-cell office:value-type="float" office:value="5.277876" calcext:value-type="float">
            <text:p>5.277876</text:p>
          </table:table-cell>
          <table:table-cell office:value-type="float" office:value="-0.844328" calcext:value-type="float">
            <text:p>-0.844328</text:p>
          </table:table-cell>
          <table:table-cell office:value-type="float" office:value="0.535474" calcext:value-type="float">
            <text:p>0.535474</text:p>
          </table:table-cell>
        </table:table-row>
        <table:table-row table:style-name="ro1">
          <table:table-cell office:value-type="float" office:value="5.340707" calcext:value-type="float">
            <text:p>5.340707</text:p>
          </table:table-cell>
          <table:table-cell office:value-type="float" office:value="-0.809017" calcext:value-type="float">
            <text:p>-0.809017</text:p>
          </table:table-cell>
          <table:table-cell office:value-type="float" office:value="0.587399" calcext:value-type="float">
            <text:p>0.587399</text:p>
          </table:table-cell>
        </table:table-row>
        <table:table-row table:style-name="ro1">
          <table:table-cell office:value-type="float" office:value="5.403539" calcext:value-type="float">
            <text:p>5.403539</text:p>
          </table:table-cell>
          <table:table-cell office:value-type="float" office:value="-0.770513" calcext:value-type="float">
            <text:p>-0.770513</text:p>
          </table:table-cell>
          <table:table-cell office:value-type="float" office:value="0.637005" calcext:value-type="float">
            <text:p>0.637005</text:p>
          </table:table-cell>
        </table:table-row>
        <table:table-row table:style-name="ro1">
          <table:table-cell office:value-type="float" office:value="5.466371" calcext:value-type="float">
            <text:p>5.466371</text:p>
          </table:table-cell>
          <table:table-cell office:value-type="float" office:value="-0.728969" calcext:value-type="float">
            <text:p>-0.728969</text:p>
          </table:table-cell>
          <table:table-cell office:value-type="float" office:value="0.684097" calcext:value-type="float">
            <text:p>0.684097</text:p>
          </table:table-cell>
        </table:table-row>
        <table:table-row table:style-name="ro1">
          <table:table-cell office:value-type="float" office:value="5.529203" calcext:value-type="float">
            <text:p>5.529203</text:p>
          </table:table-cell>
          <table:table-cell office:value-type="float" office:value="-0.684547" calcext:value-type="float">
            <text:p>-0.684547</text:p>
          </table:table-cell>
          <table:table-cell office:value-type="float" office:value="0.728489" calcext:value-type="float">
            <text:p>0.728489</text:p>
          </table:table-cell>
        </table:table-row>
        <table:table-row table:style-name="ro1">
          <table:table-cell office:value-type="float" office:value="5.592035" calcext:value-type="float">
            <text:p>5.592035</text:p>
          </table:table-cell>
          <table:table-cell office:value-type="float" office:value="-0.637424" calcext:value-type="float">
            <text:p>-0.637424</text:p>
          </table:table-cell>
          <table:table-cell office:value-type="float" office:value="0.770006" calcext:value-type="float">
            <text:p>0.770006</text:p>
          </table:table-cell>
        </table:table-row>
        <table:table-row table:style-name="ro1">
          <table:table-cell office:value-type="float" office:value="5.654867" calcext:value-type="float">
            <text:p>5.654867</text:p>
          </table:table-cell>
          <table:table-cell office:value-type="float" office:value="-0.587785" calcext:value-type="float">
            <text:p>-0.587785</text:p>
          </table:table-cell>
          <table:table-cell office:value-type="float" office:value="0.808485" calcext:value-type="float">
            <text:p>0.808485</text:p>
          </table:table-cell>
        </table:table-row>
        <table:table-row table:style-name="ro1">
          <table:table-cell office:value-type="float" office:value="5.717699" calcext:value-type="float">
            <text:p>5.717699</text:p>
          </table:table-cell>
          <table:table-cell office:value-type="float" office:value="-0.535827" calcext:value-type="float">
            <text:p>-0.535827</text:p>
          </table:table-cell>
          <table:table-cell office:value-type="float" office:value="0.843772" calcext:value-type="float">
            <text:p>0.843772</text:p>
          </table:table-cell>
        </table:table-row>
        <table:table-row table:style-name="ro1">
          <table:table-cell office:value-type="float" office:value="5.78053" calcext:value-type="float">
            <text:p>5.78053</text:p>
          </table:table-cell>
          <table:table-cell office:value-type="float" office:value="-0.481754" calcext:value-type="float">
            <text:p>-0.481754</text:p>
          </table:table-cell>
          <table:table-cell office:value-type="float" office:value="0.87573" calcext:value-type="float">
            <text:p>0.87573</text:p>
          </table:table-cell>
        </table:table-row>
        <table:table-row table:style-name="ro1">
          <table:table-cell office:value-type="float" office:value="5.843362" calcext:value-type="float">
            <text:p>5.843362</text:p>
          </table:table-cell>
          <table:table-cell office:value-type="float" office:value="-0.425779" calcext:value-type="float">
            <text:p>-0.425779</text:p>
          </table:table-cell>
          <table:table-cell office:value-type="float" office:value="0.904232" calcext:value-type="float">
            <text:p>0.904232</text:p>
          </table:table-cell>
        </table:table-row>
        <table:table-row table:style-name="ro1">
          <table:table-cell office:value-type="float" office:value="5.906194" calcext:value-type="float">
            <text:p>5.906194</text:p>
          </table:table-cell>
          <table:table-cell office:value-type="float" office:value="-0.368125" calcext:value-type="float">
            <text:p>-0.368125</text:p>
          </table:table-cell>
          <table:table-cell office:value-type="float" office:value="0.929165" calcext:value-type="float">
            <text:p>0.929165</text:p>
          </table:table-cell>
        </table:table-row>
        <table:table-row table:style-name="ro1">
          <table:table-cell office:value-type="float" office:value="5.969026" calcext:value-type="float">
            <text:p>5.969026</text:p>
          </table:table-cell>
          <table:table-cell office:value-type="float" office:value="-0.309017" calcext:value-type="float">
            <text:p>-0.309017</text:p>
          </table:table-cell>
          <table:table-cell office:value-type="float" office:value="0.950431" calcext:value-type="float">
            <text:p>0.950431</text:p>
          </table:table-cell>
        </table:table-row>
        <table:table-row table:style-name="ro1">
          <table:table-cell office:value-type="float" office:value="6.031858" calcext:value-type="float">
            <text:p>6.031858</text:p>
          </table:table-cell>
          <table:table-cell office:value-type="float" office:value="-0.24869" calcext:value-type="float">
            <text:p>-0.24869</text:p>
          </table:table-cell>
          <table:table-cell office:value-type="float" office:value="0.967946" calcext:value-type="float">
            <text:p>0.967946</text:p>
          </table:table-cell>
        </table:table-row>
        <table:table-row table:style-name="ro1">
          <table:table-cell office:value-type="float" office:value="6.09469" calcext:value-type="float">
            <text:p>6.09469</text:p>
          </table:table-cell>
          <table:table-cell office:value-type="float" office:value="-0.187381" calcext:value-type="float">
            <text:p>-0.187381</text:p>
          </table:table-cell>
          <table:table-cell office:value-type="float" office:value="0.981641" calcext:value-type="float">
            <text:p>0.981641</text:p>
          </table:table-cell>
        </table:table-row>
        <table:table-row table:style-name="ro1">
          <table:table-cell office:value-type="float" office:value="6.157521" calcext:value-type="float">
            <text:p>6.157521</text:p>
          </table:table-cell>
          <table:table-cell office:value-type="float" office:value="-0.125333" calcext:value-type="float">
            <text:p>-0.125333</text:p>
          </table:table-cell>
          <table:table-cell office:value-type="float" office:value="0.991462" calcext:value-type="float">
            <text:p>0.991462</text:p>
          </table:table-cell>
        </table:table-row>
        <table:table-row table:style-name="ro1">
          <table:table-cell office:value-type="float" office:value="6.220353" calcext:value-type="float">
            <text:p>6.220353</text:p>
          </table:table-cell>
          <table:table-cell office:value-type="float" office:value="-0.062791" calcext:value-type="float">
            <text:p>-0.062791</text:p>
          </table:table-cell>
          <table:table-cell office:value-type="float" office:value="0.99737" calcext:value-type="float">
            <text:p>0.99737</text:p>
          </table:table-cell>
        </table:table-row>
        <table:table-row table:style-name="ro1">
          <table:table-cell office:value-type="float" office:value="6.283185" calcext:value-type="float">
            <text:p>6.283185</text:p>
          </table:table-cell>
          <table:table-cell office:value-type="float" office:value="-0" calcext:value-type="float">
            <text:p>0</text:p>
          </table:table-cell>
          <table:table-cell office:value-type="float" office:value="0.999342" calcext:value-type="float">
            <text:p>0.9993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6T21:49:12.363104267</dc:date>
    <meta:editing-duration>PT3M32S</meta:editing-duration>
    <meta:editing-cycles>1</meta:editing-cycles>
    <meta:document-statistic meta:table-count="1" meta:cell-count="30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10.307cm" xlink:href=".." xlink:type="simple" chart:class="chart:scatter" chart:style-name="ch1">
        <chart:legend chart:legend-position="end" svg:x="13.715cm" svg:y="4.854cm" style:legend-expansion="high" chart:style-name="ch2"/>
        <chart:plot-area chart:style-name="ch3" table:cell-range-address="sincos.B1:sincos.C102" chart:data-source-has-labels="row" svg:x="0.32cm" svg:y="0.206cm" svg:width="13.075cm" svg:height="9.895cm">
          <chartooo:coordinate-region svg:x="0.611cm" svg:y="0.405cm" svg:width="12.544cm" svg:height="9.4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cos.C2:sincos.C102" chart:label-cell-address="sincos.C1:sincos.C1" chart:class="chart:scatter">
            <chart:domain table:cell-range-address="sincos.B2:sincos.B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s(x)</text:p>
                <draw:g>
                  <svg:desc>sincos.C1:sinc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cos.B2:sincos.B102</svg:desc>
                </draw:g>
              </table:table-cell>
              <table:table-cell office:value-type="float" office:value="0.999342">
                <text:p>0.999342</text:p>
                <draw:g>
                  <svg:desc>sincos.C2:sincos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791">
                <text:p>0.062791</text:p>
              </table:table-cell>
              <table:table-cell office:value-type="float" office:value="0.99737">
                <text:p>0.99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333">
                <text:p>0.125333</text:p>
              </table:table-cell>
              <table:table-cell office:value-type="float" office:value="0.991462">
                <text:p>0.991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381">
                <text:p>0.187381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69">
                <text:p>0.24869</text:p>
              </table:table-cell>
              <table:table-cell office:value-type="float" office:value="0.967946">
                <text:p>0.967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017">
                <text:p>0.309017</text:p>
              </table:table-cell>
              <table:table-cell office:value-type="float" office:value="0.950431">
                <text:p>0.950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8125">
                <text:p>0.368125</text:p>
              </table:table-cell>
              <table:table-cell office:value-type="float" office:value="0.929165">
                <text:p>0.929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5779">
                <text:p>0.425779</text:p>
              </table:table-cell>
              <table:table-cell office:value-type="float" office:value="0.904232">
                <text:p>0.904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1754">
                <text:p>0.481754</text:p>
              </table:table-cell>
              <table:table-cell office:value-type="float" office:value="0.87573">
                <text:p>0.87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827">
                <text:p>0.535827</text:p>
              </table:table-cell>
              <table:table-cell office:value-type="float" office:value="0.843772">
                <text:p>0.843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7785">
                <text:p>0.587785</text:p>
              </table:table-cell>
              <table:table-cell office:value-type="float" office:value="0.808485">
                <text:p>0.808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7424">
                <text:p>0.637424</text:p>
              </table:table-cell>
              <table:table-cell office:value-type="float" office:value="0.770006">
                <text:p>0.77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4547">
                <text:p>0.684547</text:p>
              </table:table-cell>
              <table:table-cell office:value-type="float" office:value="0.728489">
                <text:p>0.728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8969">
                <text:p>0.728969</text:p>
              </table:table-cell>
              <table:table-cell office:value-type="float" office:value="0.684097">
                <text:p>0.684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0513">
                <text:p>0.770513</text:p>
              </table:table-cell>
              <table:table-cell office:value-type="float" office:value="0.637005">
                <text:p>0.637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9017">
                <text:p>0.809017</text:p>
              </table:table-cell>
              <table:table-cell office:value-type="float" office:value="0.587399">
                <text:p>0.587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4328">
                <text:p>0.844328</text:p>
              </table:table-cell>
              <table:table-cell office:value-type="float" office:value="0.535474">
                <text:p>0.535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6307">
                <text:p>0.876307</text:p>
              </table:table-cell>
              <table:table-cell office:value-type="float" office:value="0.481437">
                <text:p>0.48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4827">
                <text:p>0.904827</text:p>
              </table:table-cell>
              <table:table-cell office:value-type="float" office:value="0.425499">
                <text:p>0.425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9776">
                <text:p>0.929776</text:p>
              </table:table-cell>
              <table:table-cell office:value-type="float" office:value="0.367882">
                <text:p>0.367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1057">
                <text:p>0.951057</text:p>
              </table:table-cell>
              <table:table-cell office:value-type="float" office:value="0.308814">
                <text:p>0.308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8583">
                <text:p>0.968583</text:p>
              </table:table-cell>
              <table:table-cell office:value-type="float" office:value="0.248526">
                <text:p>0.2485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2287">
                <text:p>0.982287</text:p>
              </table:table-cell>
              <table:table-cell office:value-type="float" office:value="0.187258">
                <text:p>0.187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115">
                <text:p>0.992115</text:p>
              </table:table-cell>
              <table:table-cell office:value-type="float" office:value="0.125251">
                <text:p>0.125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027">
                <text:p>0.998027</text:p>
              </table:table-cell>
              <table:table-cell office:value-type="float" office:value="0.062749">
                <text:p>0.062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027">
                <text:p>0.998027</text:p>
              </table:table-cell>
              <table:table-cell office:value-type="float" office:value="-0.062749">
                <text:p>-0.062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115">
                <text:p>0.992115</text:p>
              </table:table-cell>
              <table:table-cell office:value-type="float" office:value="-0.125251">
                <text:p>-0.125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2287">
                <text:p>0.982287</text:p>
              </table:table-cell>
              <table:table-cell office:value-type="float" office:value="-0.187258">
                <text:p>-0.187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583">
                <text:p>0.968583</text:p>
              </table:table-cell>
              <table:table-cell office:value-type="float" office:value="-0.248526">
                <text:p>-0.24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1057">
                <text:p>0.951057</text:p>
              </table:table-cell>
              <table:table-cell office:value-type="float" office:value="-0.308814">
                <text:p>-0.308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9776">
                <text:p>0.929776</text:p>
              </table:table-cell>
              <table:table-cell office:value-type="float" office:value="-0.367882">
                <text:p>-0.367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4827">
                <text:p>0.904827</text:p>
              </table:table-cell>
              <table:table-cell office:value-type="float" office:value="-0.425499">
                <text:p>-0.425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6307">
                <text:p>0.876307</text:p>
              </table:table-cell>
              <table:table-cell office:value-type="float" office:value="-0.481437">
                <text:p>-0.481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4328">
                <text:p>0.844328</text:p>
              </table:table-cell>
              <table:table-cell office:value-type="float" office:value="-0.535474">
                <text:p>-0.535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9017">
                <text:p>0.809017</text:p>
              </table:table-cell>
              <table:table-cell office:value-type="float" office:value="-0.587399">
                <text:p>-0.587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0513">
                <text:p>0.770513</text:p>
              </table:table-cell>
              <table:table-cell office:value-type="float" office:value="-0.637005">
                <text:p>-0.637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8969">
                <text:p>0.728969</text:p>
              </table:table-cell>
              <table:table-cell office:value-type="float" office:value="-0.684097">
                <text:p>-0.6840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4547">
                <text:p>0.684547</text:p>
              </table:table-cell>
              <table:table-cell office:value-type="float" office:value="-0.728489">
                <text:p>-0.7284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7424">
                <text:p>0.637424</text:p>
              </table:table-cell>
              <table:table-cell office:value-type="float" office:value="-0.770006">
                <text:p>-0.77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7785">
                <text:p>0.587785</text:p>
              </table:table-cell>
              <table:table-cell office:value-type="float" office:value="-0.808485">
                <text:p>-0.808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5827">
                <text:p>0.535827</text:p>
              </table:table-cell>
              <table:table-cell office:value-type="float" office:value="-0.843772">
                <text:p>-0.843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1754">
                <text:p>0.481754</text:p>
              </table:table-cell>
              <table:table-cell office:value-type="float" office:value="-0.87573">
                <text:p>-0.87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5779">
                <text:p>0.425779</text:p>
              </table:table-cell>
              <table:table-cell office:value-type="float" office:value="-0.904232">
                <text:p>-0.904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8125">
                <text:p>0.368125</text:p>
              </table:table-cell>
              <table:table-cell office:value-type="float" office:value="-0.929165">
                <text:p>-0.929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017">
                <text:p>0.309017</text:p>
              </table:table-cell>
              <table:table-cell office:value-type="float" office:value="-0.950431">
                <text:p>-0.950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869">
                <text:p>0.24869</text:p>
              </table:table-cell>
              <table:table-cell office:value-type="float" office:value="-0.967946">
                <text:p>-0.967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7381">
                <text:p>0.187381</text:p>
              </table:table-cell>
              <table:table-cell office:value-type="float" office:value="-0.981641">
                <text:p>-0.981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5333">
                <text:p>0.125333</text:p>
              </table:table-cell>
              <table:table-cell office:value-type="float" office:value="-0.991462">
                <text:p>-0.991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791">
                <text:p>0.062791</text:p>
              </table:table-cell>
              <table:table-cell office:value-type="float" office:value="-0.99737">
                <text:p>-0.997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0.999342">
                <text:p>-0.999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6279">
                <text:p>-0.06279</text:p>
              </table:table-cell>
              <table:table-cell office:value-type="float" office:value="-0.99737">
                <text:p>-0.99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25333">
                <text:p>-0.125333</text:p>
              </table:table-cell>
              <table:table-cell office:value-type="float" office:value="-0.991462">
                <text:p>-0.991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87381">
                <text:p>-0.187381</text:p>
              </table:table-cell>
              <table:table-cell office:value-type="float" office:value="-0.981641">
                <text:p>-0.981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869">
                <text:p>-0.24869</text:p>
              </table:table-cell>
              <table:table-cell office:value-type="float" office:value="-0.967946">
                <text:p>-0.967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9017">
                <text:p>-0.309017</text:p>
              </table:table-cell>
              <table:table-cell office:value-type="float" office:value="-0.950431">
                <text:p>-0.95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8124">
                <text:p>-0.368124</text:p>
              </table:table-cell>
              <table:table-cell office:value-type="float" office:value="-0.929165">
                <text:p>-0.929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5779">
                <text:p>-0.425779</text:p>
              </table:table-cell>
              <table:table-cell office:value-type="float" office:value="-0.904232">
                <text:p>-0.904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81754">
                <text:p>-0.481754</text:p>
              </table:table-cell>
              <table:table-cell office:value-type="float" office:value="-0.87573">
                <text:p>-0.875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35827">
                <text:p>-0.535827</text:p>
              </table:table-cell>
              <table:table-cell office:value-type="float" office:value="-0.843773">
                <text:p>-0.843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7785">
                <text:p>-0.587785</text:p>
              </table:table-cell>
              <table:table-cell office:value-type="float" office:value="-0.808485">
                <text:p>-0.8084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7424">
                <text:p>-0.637424</text:p>
              </table:table-cell>
              <table:table-cell office:value-type="float" office:value="-0.770006">
                <text:p>-0.77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84547">
                <text:p>-0.684547</text:p>
              </table:table-cell>
              <table:table-cell office:value-type="float" office:value="-0.728489">
                <text:p>-0.728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8969">
                <text:p>-0.728969</text:p>
              </table:table-cell>
              <table:table-cell office:value-type="float" office:value="-0.684097">
                <text:p>-0.684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70513">
                <text:p>-0.770513</text:p>
              </table:table-cell>
              <table:table-cell office:value-type="float" office:value="-0.637005">
                <text:p>-0.637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9017">
                <text:p>-0.809017</text:p>
              </table:table-cell>
              <table:table-cell office:value-type="float" office:value="-0.587399">
                <text:p>-0.587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44328">
                <text:p>-0.844328</text:p>
              </table:table-cell>
              <table:table-cell office:value-type="float" office:value="-0.535474">
                <text:p>-0.535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6307">
                <text:p>-0.876307</text:p>
              </table:table-cell>
              <table:table-cell office:value-type="float" office:value="-0.481437">
                <text:p>-0.4814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4827">
                <text:p>-0.904827</text:p>
              </table:table-cell>
              <table:table-cell office:value-type="float" office:value="-0.425499">
                <text:p>-0.425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9776">
                <text:p>-0.929776</text:p>
              </table:table-cell>
              <table:table-cell office:value-type="float" office:value="-0.367882">
                <text:p>-0.367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51056">
                <text:p>-0.951056</text:p>
              </table:table-cell>
              <table:table-cell office:value-type="float" office:value="-0.308814">
                <text:p>-0.308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8583">
                <text:p>-0.968583</text:p>
              </table:table-cell>
              <table:table-cell office:value-type="float" office:value="-0.248526">
                <text:p>-0.248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2287">
                <text:p>-0.982287</text:p>
              </table:table-cell>
              <table:table-cell office:value-type="float" office:value="-0.187258">
                <text:p>-0.187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2115">
                <text:p>-0.992115</text:p>
              </table:table-cell>
              <table:table-cell office:value-type="float" office:value="-0.125251">
                <text:p>-0.125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8027">
                <text:p>-0.998027</text:p>
              </table:table-cell>
              <table:table-cell office:value-type="float" office:value="-0.062749">
                <text:p>-0.062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027">
                <text:p>-0.998027</text:p>
              </table:table-cell>
              <table:table-cell office:value-type="float" office:value="0.062749">
                <text:p>0.062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2115">
                <text:p>-0.992115</text:p>
              </table:table-cell>
              <table:table-cell office:value-type="float" office:value="0.125251">
                <text:p>0.1252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2287">
                <text:p>-0.982287</text:p>
              </table:table-cell>
              <table:table-cell office:value-type="float" office:value="0.187258">
                <text:p>0.1872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68583">
                <text:p>-0.968583</text:p>
              </table:table-cell>
              <table:table-cell office:value-type="float" office:value="0.248526">
                <text:p>0.248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1057">
                <text:p>-0.951057</text:p>
              </table:table-cell>
              <table:table-cell office:value-type="float" office:value="0.308814">
                <text:p>0.3088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29777">
                <text:p>-0.929777</text:p>
              </table:table-cell>
              <table:table-cell office:value-type="float" office:value="0.367882">
                <text:p>0.3678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4827">
                <text:p>-0.904827</text:p>
              </table:table-cell>
              <table:table-cell office:value-type="float" office:value="0.425499">
                <text:p>0.425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76307">
                <text:p>-0.876307</text:p>
              </table:table-cell>
              <table:table-cell office:value-type="float" office:value="0.481437">
                <text:p>0.4814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44328">
                <text:p>-0.844328</text:p>
              </table:table-cell>
              <table:table-cell office:value-type="float" office:value="0.535474">
                <text:p>0.5354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9017">
                <text:p>-0.809017</text:p>
              </table:table-cell>
              <table:table-cell office:value-type="float" office:value="0.587399">
                <text:p>0.587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0513">
                <text:p>-0.770513</text:p>
              </table:table-cell>
              <table:table-cell office:value-type="float" office:value="0.637005">
                <text:p>0.637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28969">
                <text:p>-0.728969</text:p>
              </table:table-cell>
              <table:table-cell office:value-type="float" office:value="0.684097">
                <text:p>0.684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84547">
                <text:p>-0.684547</text:p>
              </table:table-cell>
              <table:table-cell office:value-type="float" office:value="0.728489">
                <text:p>0.7284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37424">
                <text:p>-0.637424</text:p>
              </table:table-cell>
              <table:table-cell office:value-type="float" office:value="0.770006">
                <text:p>0.770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587785">
                <text:p>-0.587785</text:p>
              </table:table-cell>
              <table:table-cell office:value-type="float" office:value="0.808485">
                <text:p>0.808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35827">
                <text:p>-0.535827</text:p>
              </table:table-cell>
              <table:table-cell office:value-type="float" office:value="0.843772">
                <text:p>0.843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81754">
                <text:p>-0.481754</text:p>
              </table:table-cell>
              <table:table-cell office:value-type="float" office:value="0.87573">
                <text:p>0.875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25779">
                <text:p>-0.425779</text:p>
              </table:table-cell>
              <table:table-cell office:value-type="float" office:value="0.904232">
                <text:p>0.904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68125">
                <text:p>-0.368125</text:p>
              </table:table-cell>
              <table:table-cell office:value-type="float" office:value="0.929165">
                <text:p>0.929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09017">
                <text:p>-0.309017</text:p>
              </table:table-cell>
              <table:table-cell office:value-type="float" office:value="0.950431">
                <text:p>0.950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4869">
                <text:p>-0.24869</text:p>
              </table:table-cell>
              <table:table-cell office:value-type="float" office:value="0.967946">
                <text:p>0.967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87381">
                <text:p>-0.187381</text:p>
              </table:table-cell>
              <table:table-cell office:value-type="float" office:value="0.981641">
                <text:p>0.9816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25333">
                <text:p>-0.125333</text:p>
              </table:table-cell>
              <table:table-cell office:value-type="float" office:value="0.991462">
                <text:p>0.991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2791">
                <text:p>-0.062791</text:p>
              </table:table-cell>
              <table:table-cell office:value-type="float" office:value="0.99737">
                <text:p>0.997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">
                <text:p>-0</text:p>
              </table:table-cell>
              <table:table-cell office:value-type="float" office:value="0.999342">
                <text:p>0.999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